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76d9b" officeooo:paragraph-rsid="00176d9b"/>
    </style:style>
    <style:style style:name="P2" style:family="paragraph" style:parent-style-name="Standard">
      <style:text-properties fo:font-size="14pt" fo:font-style="italic" fo:font-weight="bold" officeooo:rsid="00176d9b" officeooo:paragraph-rsid="00176d9b"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text:span> Programming lectures</text:p>
      <text:p text:style-name="P2"/>
      <text:p text:style-name="P2">Introduction to Python</text:p>
      <text:p text:style-name="P1">0:00</text:p>
      <text:p text:style-name="P1">音楽アプリケーションのための信号処理と、この最初のプログラミングクラスへようこそ。この講義では、私たちがプログラミングする予定の多く、およびすべての課題で、コース全体で非常に多く使用する高度なプログラミング言語であるPythonを紹介します。しかし、これはプログラミングコースではありません、私たちは単純なプログラムをやっていきます。そして、プログラミングの広範な背景を持つ必要はありません。しかし、あなたがPythonとUbuntuでいくつかの能力を持っていることを確認して、割り当てを行い、やることを理解できるようにしてください。最初にPythonのページ、このpython.orgに行きましょう。これはPythonのメインページで、多くのチュートリアルや情報があります。 Ubuntuの場合は、Pythonがインストールされています。したがって、ターミナルを開いてPythonを入力すると、</text:p>
      <text:p text:style-name="P1">1:10</text:p>
      <text:p text:style-name="P1">あなたがインストールされているPythonのバージョンを表示していることがわかります。この特定のケースでは2.7.6なので、これは良いことです。</text:p>
      <text:p text:style-name="P1">1:21</text:p>
      <text:p text:style-name="P1">そして、実際にはここですでにPythonの入力と対話を始めることができます。 Pythonにはさまざまなバージョンがありますが、特に新しいバージョンのPythonがあります。私たちの特別なケースでは、2.77を使用したいと思います。使用する必要があるパッケージの多くは2.7以下でしか使用できないので、バージョン2.7を使用していることを確認してください。あなたがターミナルからそれを実行できることをUbuntuの下にインストールしたもの。</text:p>
      <text:p text:style-name="P1">1:59</text:p>
      <text:p text:style-name="P1">さて、Pythonの基本的なインストールとは別に、いくつかのパッケージを使用する必要があります。いくつかのコレクションは、私たちのコースにとって重要になるでしょう。特に、それらをインストールするには、Ubuntuにある標準のインストールアプリケーションを使用する必要があります。これはapt-getと呼ばれます。しかし、インストールするためには、スーパーユーザー権限が必要です。だから、sudo apt-getを実行してから、一束のパッケージをインストールする必要があります。特に、基本的な開発ツールをインストールする必要があります。次に、ipythonをインストールする必要があります。</text:p>
      <text:p text:style-name="P1">3:00</text:p>
      <text:p text:style-name="P1">次に、matplotlibをインストールする必要があります。</text:p>
      <text:p text:style-name="P1">3:09</text:p>
      <text:p text:style-name="P1">私たちはまた、魔法のscipyをインストールする必要があります、</text:p>
      <text:p text:style-name="P1">3:19</text:p>
      <text:p text:style-name="P1">pygame、そして最後にcython。さて、私たちはスーパーユーザーであるので、パスワードを与える必要があります。</text:p>
      <text:p text:style-name="P1">3:29</text:p>
      <text:p text:style-name="P1">さて、私の場合、私はすでにこれらのパッケージをすべてインストールしています。したがって、他のものをインストールする必要はありません。</text:p>
      <text:p text:style-name="P1">3:39</text:p>
      <text:p text:style-name="P1">さて、これらのパッケージはすべてよく知られているパッケージです。そして、あなたはそれらについてかなりの情報を見つけることができます。たとえば、私たちが使用するインタラクティブシェルであるIPythonの場合、</text:p>
      <text:p text:style-name="P1">3:53</text:p>
      <text:p text:style-name="P1">配列処理を行うパッケージであるNumPyなどがあります。すべてのサウンドが配列になるので、NumPyを使用してこれらの数値の配列を処理します。私たちはたくさんのことをプロットします。ですから、matplotlibはサウンドをプロットするためのパッケージであり、我々が生成するこれらすべての分析です。 SciPyは単一処理のパッケージです。そして、私たちが使用する多くの機能はこのパッケージから来ています。そして、cythonはCコードとのインタフェースが可能なパッケージです。私たちのコードには、コンパイルするためにC言語で書かれた多くの関数があります。私たちはcythonを使う必要があるので、これらはすべてpythonの拡張です。それは私たちのコースのために必要なので、あなたがそれらをインストールすることを確認してください。クラスでは少し話します。</text:p>
      <text:p text:style-name="P1">4:55</text:p>
      <text:p text:style-name="P1">さて、始めましょう。開始するにはIPythonを使用します。 ipythonと入力すると、既にPythonのバージョンがIPythonが使用していることがわかります。これは、システムにインストールされているのと同じ2.7.6です。それは良いことであり、ここで私はいくつかのシェル、インタラクティブシェルを提供し、コマンドを入力して操作を開始<text:soft-page-break/>することができます。たとえば、標準の算術演算を行うことができます。変数を宣言して操作するだけで済みます。私が言ったように対処するためには、配列を扱う必要があります。これを行うには、アレイ操作用のパッケージをインポートする必要があります。これはnumpyです。だから我々はnumpyをインポートします。そして、私たちは通常それを参照する名前をつけるので、すべてを入力する必要はありません。たとえば、numpyをnpとしてインポートすると、numpyのすべての関数がそこにあります。そこで、配列になる変数aを宣言できるようになりました。だから私はnpコール配列の関数を呼び出すことができます、そして、私たちはちょうどこのような異なる数字の配列を作ることができます、大丈夫ですか？これは配列aで、aと入力するとこの配列が表示されます。この配列の要素にアクセスできます。たとえば、3番目の要素または1番目と3番目の要素から1番目と2番目の要素にアクセスするすべての要素にアクセスできます。この配列をプロットする場合は、matplotlibが必要です。 matplotlibをインポートする必要がありますが、特にpyplotという次元プロットを行うモジュールをインポートする必要があります。</text:p>
      <text:p text:style-name="P1">7:08</text:p>
      <text:p text:style-name="P1">さて、私たちは、これらを参照するために、短い名前の名前、例えばpltを使用します。さて、プロットすると、pyplotの関数plotを使って配列aを表示できます。</text:p>
      <text:p text:style-name="P1">7:25</text:p>
      <text:p text:style-name="P1">これにより表示オブジェクトが生成され、表示するにはshowコマンドを入力する必要があります。さて、これは私たちが持っていた配列値を持つ数字です。</text:p>
      <text:p text:style-name="P1">7:41</text:p>
      <text:p text:style-name="P1">さて、今度はプログラミングの問題について続けましょう。より洗練されたプログラムを作成したい場合は、テキストエディタを使用して作業します。これはgeditのテキストエディタです。これはUbuntuのデフォルトエディタです。ここでは、対話型シェルで行ったPython呼び出しのコマンドを入力できます。たとえば、numpをインポートしてnpを呼び出すことから始めます。</text:p>
      <text:p text:style-name="P1">8:23</text:p>
      <text:p text:style-name="P1">次に変数aを持つことができます。この変数は、0,1,2,3,4,5、というようにnumpy配列の配列になります。そして、これらの配列に対していくつかの操作をしましょう。例えば、新しい配列があるとしましょう。これはaの逆のバージョンになります。そして、どうやって配列のすべてのインデックスにアクセスできますが、-1の増分を使用します。このようにして、配列全体を逆方向に読み込み、次にこの変数bを出力することができます。そして今、私たちはホームディレクトリに保存することができます。 reverse.pyをコールしましょう。これはファイル、私たちが保存したPythonスクリプトです。だから私たちはPythonでここにいます。私たちはディレクトリのホームディレクトリにいます。このホームディレクトリには、reverse.pyを保存したファイルがあります。このファイルを実行できる場合は、runと入力して実行します。そして私は川と思っています、大丈夫ですか？そして、printコマンドを返すので、配列aを返しますが、逆になります。したがって、それは逆のバージョンであるbを返します。さて、こうして私たちはもっと洗練されたプログラムを開発することができます。そして私たちはIPythonからそれらを対話的に実行することができ、私たちは前後に行くことができます。それは物事を開発し、インタラクティブに開発する非常に強力な方法になるでしょう。それは基本的に、私たちはPythonについて話しました。私はPython.orgのWebサイトを参照してそのことを知りました。私たちはインタラクティブシェルとしてIPythonを使用しました。このシェルでは、ファイルをプログラムして実行できます。そして最後に、基本的なpythonの可能性を広げるいくつかのパッケージ、特に配列処理のためのnumpyを使用して話しました。 scipyは、単一の処理操作、ツール用に非常に多く使用されるパッケージになります。作図に使用されるmatplotlibは今日のものです。私たちはPythonの基本的な紹介を見てきました。だから私は、あなた自身がこの中に入る時間を持っていることを願っており、いくつかのチュートリアルといくつかのさらなる情報を見ています。それで、次のクラスではこのプレゼンテーションを拡張します。そして、我々は、具体的には、音をどう扱うかについて話を始め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3:29:23.321817450</meta:creation-date>
    <dc:date>2018-09-30T03:32:00.815650389</dc:date>
    <meta:editing-duration>PT2M38S</meta:editing-duration>
    <meta:editing-cycles>1</meta:editing-cycles>
    <meta:document-statistic meta:table-count="0" meta:image-count="0" meta:object-count="0" meta:page-count="2" meta:paragraph-count="32" meta:word-count="3344" meta:character-count="3823" meta:non-whitespace-character-count="3811"/>
    <meta:generator>LibreOffice/5.1.6.2$Linux_X86_64 LibreOffice_project/10m0$Build-2</meta:generator>
  </office:meta>
</office:document-meta>
</file>